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a12e" officeooo:paragraph-rsid="0000a12e"/>
    </style:style>
    <style:style style:name="P2" style:family="paragraph" style:parent-style-name="Standard">
      <style:text-properties officeooo:paragraph-rsid="00011c49"/>
    </style:style>
    <style:style style:name="P3" style:family="paragraph" style:parent-style-name="Standard">
      <style:text-properties officeooo:rsid="0002ee71" officeooo:paragraph-rsid="0002ee71"/>
    </style:style>
    <style:style style:name="P4" style:family="paragraph" style:parent-style-name="Standard">
      <style:text-properties officeooo:rsid="00011c49" officeooo:paragraph-rsid="00011c49"/>
    </style:style>
    <style:style style:name="P5" style:family="paragraph" style:parent-style-name="Standard">
      <style:text-properties officeooo:rsid="0002fa89" officeooo:paragraph-rsid="0002fa89"/>
    </style:style>
    <style:style style:name="T1" style:family="text">
      <style:text-properties officeooo:rsid="00011c49"/>
    </style:style>
    <style:style style:name="T2" style:family="text">
      <style:text-properties officeooo:rsid="0002ee7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ctica desarrollo de interfaces web</text:p>
      <text:p text:style-name="P1"/>
      <text:p text:style-name="P1"/>
      <text:p text:style-name="P1"/>
      <text:p text:style-name="P1">1- Los tres sitios web utilizan una paleta de colores claramente definida por la solidez de los colores junto a su compaginación de tonos a la vez que su estructura queda definida por el logo de la entidad en la parte superior de la pagina web seguida de una estructura con párrafos bien redactados, una tipografía especifica para cada sitio y un tamaño de fuente adecuado ademas de una presentación clara de la información e imágenes que ayudan a la comprensión de la información. <text:span text:style-name="T1">&lt;3</text:span></text:p>
      <text:p text:style-name="P1"/>
      <text:p text:style-name="P2"><text:span text:style-name="T1">2- En la cabecera en el lado superior izquierdo encontramos el logo, con tonalidades azules y blancas.</text:span><text:span text:style-name="T2">La pagina en su mayoria tiene un fondo blanco.</text:span><text:span text:style-name="T1"> Mas abajo encontramos un menú con varios submenus con un estilo letras blancas sobre fondo negro, claramente lleva un display inline block seg</text:span><text:span text:style-name="T2">u</text:span><text:span text:style-name="T1">i</text:span><text:span text:style-name="T2">d</text:span><text:span text:style-name="T1">o de un padding 5px.</text:span></text:p>
      <text:p text:style-name="P3">En el cuerpo de la pagina tenemos dos secciones, en la izquierda encontramos una presentacion a el centro y tenemos información sobre diferentes eventos, en el lado derecho encontramos noticias y logins para diferentes plataformas del centro. El pie de pagina esta conformado por un fondo negro el calendario lectivo seguido de las diferentes categorias del centro y una imagen con el telefono de ayuda contra el acoso</text:p>
      <text:p text:style-name="P4"><text:s/></text:p>
      <text:p text:style-name="P5">3-</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2T13:19:40.699825960</meta:creation-date>
    <dc:date>2021-09-23T12:17:54.923199713</dc:date>
    <meta:editing-duration>PT1H36M</meta:editing-duration>
    <meta:editing-cycles>2</meta:editing-cycles>
    <meta:generator>LibreOffice/6.4.7.2$Linux_X86_64 LibreOffice_project/40$Build-2</meta:generator>
    <meta:document-statistic meta:table-count="0" meta:image-count="0" meta:object-count="0" meta:page-count="1" meta:paragraph-count="6" meta:word-count="211" meta:character-count="1257" meta:non-whitespace-character-count="1050"/>
  </office:meta>
</office:document-meta>
</file>